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parent-style-name="Normal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 style:writing-mode="lr-tb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style:style style:name="edu-text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style:writing-mode="lr-tb" fo:padding-top="0.00mm" fo:padding-left="2.00mm" fo:padding-bottom="0.00mm" fo:padding-right="0.00mm"/>
    </style:style>
    <style:style style:name="date" style:parent-style-name="Normal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parent-style-name="Normal" style:family="paragraph">
      <style:paragraph-properties style:snap-to-layout-grid="false" fo:margin-top="0.00mm" fo:margin-bottom="0.00mm" style:line-height-at-least="0.50mm" fo:margin-right="-0.35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parent-style-name="Normal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style:writing-mode="lr-tb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parent-style-name="Normal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 am available for a full-time position (remote or in-person) from September 2023 within Orange County, California.<text:line-break/>I would love to work for a software company which promotes social good and nurtures coöperative relationships.</text:p>
      <text:h text:style-name="heading-2">Technical Skills</text:h>
      <text:section text:style-name="sect-tech">
        <text:list text:style-name="tech-list" text:continue-numbering="true"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Python</text:p>
          </text:list-item>
          <text:list-item>
            <text:p text:style-name="tech-skill">PowerShell</text:p>
          </text:list-item>
          <text:list-item>
            <text:p text:style-name="tech-skill">FFMPEG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Roblox Lua(u)</text:p>
          </text:list-item>
          <text:list-item>
            <text:p text:style-name="tech-skill">Affinity Photo</text:p>
          </text:list-item>
          <text:list-item>
            <text:p text:style-name="tech-skill">PHP</text:p>
          </text:list-item>
          <text:list-item>
            <text:p text:style-name="tech-skill">FL Studio</text:p>
          </text:list-item>
          <text:list-item>
            <text:p text:style-name="tech-skill">MySQL</text:p>
          </text:list-item>
          <text:list-item>
            <text:p text:style-name="tech-skill">Microsoft Office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BS Studio</text:p>
          </text:list-item>
          <text:list-item>
            <text:p text:style-name="tech-skill">OpenDocument</text:p>
          </text:list-item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table:table-row table:style-name="sect-row">
          <table:table-cell table:style-name="sect-cell">
            <text:p text:style-name="edu-title">University of California, Irvine<text:span text:style-name="edu-sub"> – 3.64 GPA and rising</text:span>
						</text:p>
            <text:p text:style-name="edu-text">BS in Software Engineering at the school of Informatics &amp; Computer Science by 2025.</text:p>
            <text:p text:style-name="edu-text">Participated at ACM; devised/presented solutions for LeetCode problems.</text:p>
            <text:p text:style-name="edu-text">Started course track for M.S. in Software Engineering programme.</text:p>
          </table:table-cell>
          <table:table-cell table:style-name="date-cell">
            <text:p text:style-name="date">June 2023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 (4.0 in major)</text:span>
						</text:p>
            <text:p text:style-name="edu-text">Majored in Computer Science; graduated with an A.A. in Liberal Arts.</text:p>
            <text:p text:style-name="edu-text">Took courses in data structures; enrolled in STEM Academy.</text:p>
          </table:table-cell>
          <table:table-cell table:style-name="date-cell">
            <text:p text:style-name="date">May 2020</text:p>
          </table:table-cell>
        </table:table-row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 hosted project designed to interop with Vyond's Legacy Video Maker. With assistance from a team of community experts, Wrapper became my most significant production-level full-stack web project to date.</text:p>
            <text:list text:style-name="proj-list" text:continue-numbering="true">
              <text:list-item>
                <text:p text:style-name="proj-desc">Published a modern API in Node.JS to replicate server functionalities</text:p>
              </text:list-item>
              <text:list-item>
                <text:p text:style-name="proj-desc">Reverse-engineered Shockwave Flash files and analysed legacy ActionScript code.</text:p>
              </text:list-item>
              <text:list-item>
                <text:p text:style-name="proj-desc">Hundreds of minutes of engaging video experiences were delivered as of May 2021.</text:p>
              </text:list-item>
              <text:list-item>
                <text:p text:style-name="proj-desc">More than 21,000 total results appear on a YouTube query for Wrapper and derivative works.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.</text:p>
              </text:list-item>
              <text:list-item>
                <text:p text:style-name="proj-desc">Streamlined the Covid dining experience, allowing customers to order with their mobile devices.</text:p>
              </text:list-item>
              <text:list-item>
                <text:p text:style-name="proj-desc">Developed a cashier system to generate unique order codes for efficient order tracking.</text:p>
              </text:list-item>
              <text:list-item>
                <text:p text:style-name="proj-desc">Built an interface for servers to ensure timely preparation and delivery of orders to designated tables.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is a command-line interface that makes running scripts on Rōblox.</text:p>
            <text:list text:style-name="proj-list" text:continue-numbering="true">
              <text:list-item>
                <text:p text:style-name="proj-desc">Built a custom syntax for script execution in Rōblox on top of the existing Luau language.</text:p>
              </text:list-item>
              <text:list-item>
                <text:p text:style-name="proj-desc">Introduced per-script parameterization, when a normal GUI wouldn't make it that easy for users.</text:p>
              </text:list-item>
              <text:list-item>
                <text:p text:style-name="proj-desc">Created 142 predefined scripts in a sister repository, many of whuch have help pages.</text:p>
              </text:list-item>
            </text:list>
          </table:table-cell>
          <table:table-cell table:style-name="date-cell">
            <text:p text:style-name="date">2022-07 ∕ Present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ced under the GNU GPL.</text:p>
            <text:list text:style-name="proj-list" text:continue-numbering="true">
              <text:list-item>
                <text:p text:style-name="proj-desc">Drafted a sleek and modern user interface for the using Rōblox Studio, sans 3rd-party libraries.</text:p>
              </text:list-item>
              <text:list-item>
                <text:p text:style-name="proj-desc">Allows users to sell hats, accessories, and packages outside the official Rōblox avatar store.</text:p>
              </text:list-item>
            </text:list>
          </table:table-cell>
          <table:table-cell table:style-name="date-cell">
            <text:p text:style-name="date">2021-06 ∕ 2022-05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which has since been patched.</text:p>
            <text:list text:style-name="proj-list" text:continue-numbering="true">
              <text:list-item>
                <text:p text:style-name="proj-desc">This exploit exposes all saved videos and their respective metadata.</text:p>
              </text:list-item>
              <text:list-item>
                <text:p text:style-name="proj-desc">Reported to YuJa and found the exploit to be resolved after ~2 days.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.</text:p>
            <text:list text:style-name="proj-list" text:continue-numbering="true">
              <text:list-item>
                <text:p text:style-name="proj-desc">Plays a unique index-based composition of five loops every minute of the day.</text:p>
              </text:list-item>
              <text:list-item>
                <text:p text:style-name="proj-desc">Produced 42 unique synth loops using FL Studio 20.</text:p>
              </text:list-item>
              <text:list-item>
                <text:p text:style-name="proj-desc">Constructed Python script to generate stream parameters.</text:p>
              </text:list-item>
              <text:list-item>
                <text:p text:style-name="proj-desc">Streamed live on YouTube using FFmpeg's lavfi filter.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project intended for Rōblox games to interact with Discord's webhook API.</text:p>
            <text:list text:style-name="proj-list" text:continue-numbering="true">
              <text:list-item>
                <text:p text:style-name="proj-desc">Made use of PHP, MySQL, and PHPMyAdmin to process and store request logs.</text:p>
              </text:list-item>
              <text:list-item>
                <text:p text:style-name="proj-desc">Over 200 game developers used the service to help transfer data to Discord.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s my creative 3D-showcasing work on Rōblox.</text:p>
              </text:list-item>
              <text:list-item>
                <text:p text:style-name="proj-desc">Incorporates elements of responsive philosophy.</text:p>
              </text:list-item>
              <text:list-item>
                <text:p text:style-name="proj-desc">Hand-coded using HTML and CSS, sans third-party frameworks.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tool I wrote code for to that enabled me to efficiently re-upload a significant portion of my YouTube channel to the Internet Archive.</text:p>
            <text:list text:style-name="proj-list" text:continue-numbering="true">
              <text:list-item>
                <text:p text:style-name="proj-desc">Sifted through bugs on a payload of 234 YouTube videos.</text:p>
              </text:list-item>
              <text:list-item>
                <text:p text:style-name="proj-desc">Merged fixes on GitHub to account for deleted assets.</text:p>
              </text:list-item>
              <text:list-item>
                <text:p text:style-name="proj-desc">Intuited yt-dlp's Python interface.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Rōblox Tutor @ IIOC Community Center<text:span text:style-name="work-sub">  prospective</text:span>
						</text:p>
            <text:p text:style-name="work-desc">
							 Preparing a cirriculum for basic and intermediate Rōblox development
						</text:p>
            <text:p text:style-name="work-desc">
							 Establishing an audience of students aged approx. 8 through 13.
						</text:p>
            <text:p text:style-name="work-desc">
							 Carefully selecting an adequate pricing scheme according to market value.
						</text:p>
          </table:table-cell>
          <table:table-cell table:style-name="date-cell">
            <text:p text:style-name="date">2023-06 / Present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 Advertised social events with non-profits, such as Islamic Institute of Orange County and Sabil USA.
						</text:p>
            <text:p text:style-name="work-desc">
							 Designed real-estate marketing materials for Berkshire Hathaway agents.
						</text:p>
            <text:p text:style-name="work-desc">
							 Commissioned to design over 20 event fliers for non-profit organizations.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.</text:span>
						</text:p>
            <text:p text:style-name="work-desc">
							 Assisted in the development of a brain-computer interface with graduate students.
						</text:p>
            <text:p text:style-name="work-desc">
							 Designed user interface for mock-up calibration procedure.
						</text:p>
            <text:p text:style-name="work-desc">
							 Project coordinated by Professor Kiran George, PhD.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 Consulted in provisioning GNU/Linux file servers for office use using Ubuntu and Samba.
						</text:p>
            <text:p text:style-name="work-desc">
							 Assisted in architectural and structural design plans of commercial and industrial sites.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3-11-27 05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

<file path=_projects.txt>2019-12 / 2020-11
GoAnimate Wrapper
https://github.com/GoAnimate-Wrapper/GoAnimate-Wrapper
is a locally hosted project designed to interop with Vyond's Legacy Video Maker. With assistance from a team of community experts, Wrapper became my most significant production-level full-stack web project to date.
- Published a modern API in Node.JS to replicate server functionalities
- Reverse-engineered Shockwave Flash files and analysed legacy ActionScript code.
- Hundreds of minutes of engaging video experiences were delivered as of May 2021.
- More than 21,000 total results appear on a YouTube query for Wrapper and derivative works.

2021-03 / 2021-04
Bring Back Buffets
https://github.com/Windows81/Bring-Back-Buffets
was a mobile web app written in JavaScript with the objective to revive buffets that had to close due to Covid. This project's user-interaction model drew inspiration from how Korean barbecue establishments operate.
- Engineered separate user interfaces for customers, cashiers, and kitchen staff.
- Streamlined the Covid dining experience, allowing customers to order with their mobile devices.
- Developed a cashier system to generate unique order codes for efficient order tracking.
- Built an interface for servers to ensure timely preparation and delivery of orders to designated tables.

2022-07 &#8725; Present
R&#333;blox Script Executor
https://github.com/Windows81/Roblox-Script-Executor-CLI
is a command-line interface that makes running scripts on R&#333;blox.
- Built a custom syntax for script execution in R&#333;blox on top of the existing Luau language.
- Introduced per-script parameterization, when a normal GUI wouldn't make it that easy for users.
- Created 142 predefined scripts in a sister repository, many of whuch have help pages.

2021-06 &#8725; 2022-05
R&#333;blox Custom Catalogue
https://www.roblox.com/games/7073192492/UGC-Spr
was a prospective Free marketplace licenced under the GNU GPL.
- Drafted a sleek and modern user interface for the using R&#333;blox Studio, sans 3rd-party libraries.
- Allows users to sell hats, accessories, and packages outside the official R&#333;blox avatar store.

2022-12
Screwdja-YuJa
https://github.com/Windows81/Screwdja-YuJa
was a severe vulnerability in YuJa's API which has since been patched.
- This exploit exposes all saved videos and their respective metadata.
- Reported to YuJa and found the exploit to be resolved after ~2 days.

2021-05 / 2022-02
Time is Musical
https://github.com/Windows81/Time-Is-Musical
is a musical adaptation of the WWV time station.
- Plays a unique index-based composition of five loops every minute of the day.
- Produced 42 unique synth loops using FL Studio 20.
- Constructed Python script to generate stream parameters.
- Streamed live on YouTube using FFmpeg's lavfi filter.

2018-02 / 2019-09
Webhooky
https://github.com/Windows81/Playing-Webhooky
was a lightweight, database-driven webhook proxy project intended for R&#333;blox games to interact with Discord's webhook API.
- Made use of PHP, MySQL, and PHPMyAdmin to process and store request logs.
- Over 200 game developers used the service to help transfer data to Discord.

2020-05
Windows81.github.io
https://windows81.github.io
is a personal website hosted on GitHub Pages.
- Compiles my creative 3D-showcasing work on R&#333;blox.
- Incorporates elements of responsive philosophy.
- Hand-coded using HTML and CSS, sans third-party frameworks.

2023-08
Tubeup
https://github.com/bibanon/tubeup
is a tool I wrote code for to that enabled me to efficiently re-upload a significant portion of my YouTube channel to the Internet Archive.
- Sifted through bugs on a payload of 234 YouTube videos.
- Merged fixes on GitHub to account for deleted assets.
- Intuited yt-dlp's Python interface.
</file>

<file path=_work.txt>2023-06 / Present
R&#333;blox Tutor @ IIOC Community Center
- prospective
- Preparing a cirriculum for basic and intermediate R&#333;blox development
- Establishing an audience of students aged approx. 8 through 13.
- Carefully selecting an adequate pricing scheme according to market value.

2016-04 &#8725; Present
Contracted Graphic Designer @ Islamic Institute of Orange County
et al.
- Advertised social events with non-profits, such as Islamic Institute of Orange County and Sabil USA.
- Designed real-estate marketing materials for Berkshire Hathaway agents.
- Commissioned to design over 20 event fliers for non-profit organizations.

2017-09 &#8725; 2018-05
Internship @ CSU Fullerton
under the Val Tech Program.
- Assisted in the development of a brain-computer interface with graduate students.
- Designed user interface for mock-up calibration procedure.
- Project coordinated by Professor Kiran George, PhD.

2015-06 / Present
Professional Engineering Course Center
(on call)
- Consulted in provisioning GNU/Linux file servers for office use using Ubuntu and Samba.
- Assisted in architectural and structural design plans of commercial and industrial sites.
</file>